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3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6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35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line-height="100%" fo:text-align="end"/>
    </style:style>
    <style:style style:name="P15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draw:transform="rotate (1.5707963267949) translate (14.2cm 13.4cm)" svg:viewBox="0 0 800 0" svg:d="M0 0c200 0 600 0 800 0">
            <text:p/>
          </draw:path>
          <draw:path draw:style-name="gr1" draw:text-style-name="P1" draw:layer="layout" svg:width="0.799cm" svg:height="0cm" draw:transform="rotate (1.5707963267949) translate (13.8cm 13.4cm)" svg:viewBox="0 0 800 0" svg:d="M0 0c200 0 600 0 800 0">
            <text:p/>
          </draw:path>
          <draw:path draw:style-name="gr1" draw:text-style-name="P1" draw:layer="layout" svg:width="-0.001cm" svg:height="0.799cm" draw:transform="rotate (1.5707963267949) translate (13cm 13cm)" svg:viewBox="0 0 0 800" svg:d="M0 0c0 267 0 533 0 800">
            <text:p/>
          </draw:path>
          <draw:path draw:style-name="gr1" draw:text-style-name="P1" draw:layer="layout" svg:width="-0.001cm" svg:height="0.799cm" draw:transform="rotate (1.5707963267949) translate (14.2cm 13cm)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line draw:style-name="gr4" draw:text-style-name="P1" draw:layer="layout" svg:x1="7.5cm" svg:y1="8cm" svg:x2="9.5cm" svg:y2="8cm">
          <text:p/>
        </draw:line>
        <draw:custom-shape draw:style-name="gr10" draw:text-style-name="P6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custom-shape draw:style-name="gr11" draw:text-style-name="P7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3" draw:text-style-name="P8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4" draw:text-style-name="P9" draw:layer="layout" svg:width="0.1cm" svg:height="0.2cm" svg:x="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5" draw:text-style-name="P8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6" draw:text-style-name="P10" draw:layer="layout" svg:width="1.73cm" svg:height="0.725cm" svg:x="1.37cm" svg:y="11.6cm">
          <draw:text-box>
            <text:p><text:span text:style-name="T3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7" draw:text-style-name="P11" draw:layer="layout" svg:width="1.256cm" svg:height="0.725cm" svg:x="1.37cm" svg:y="12.5cm">
          <draw:text-box>
            <text:p><text:span text:style-name="T4">Value</text:span></text:p>
          </draw:text-box>
        </draw:frame>
        <draw:g>
          <draw:path draw:style-name="gr1" draw:text-style-name="P1" draw:layer="layout" svg:width="0.799cm" svg:height="0cm" draw:transform="rotate (1.5707963267949) translate (13.8cm 14.4cm)" svg:viewBox="0 0 800 0" svg:d="M0 0c200 0 600 0 800 0">
            <text:p/>
          </draw:path>
          <draw:path draw:style-name="gr1" draw:text-style-name="P1" draw:layer="layout" svg:width="0cm" svg:height="0.799cm" draw:transform="rotate (1.5707963267949) translate (13cm 14cm)" svg:viewBox="0 0 0 800" svg:d="M0 0c0 267 0 533 0 800">
            <text:p/>
          </draw:path>
          <draw:path draw:style-name="gr1" draw:text-style-name="P1" draw:layer="layout" svg:width="0cm" svg:height="0.899cm" draw:transform="rotate (1.5707963267949) translate (14.1cm 14cm)" svg:viewBox="0 0 0 900" svg:d="M0 0c0 267 0 633 0 900">
            <text:p/>
          </draw:path>
          <draw:path draw:style-name="gr4" draw:text-style-name="P1" draw:layer="layout" svg:width="0.639cm" svg:height="0.487cm" draw:transform="rotate (2.21429922200521) translate (14.2937423816913cm 14.4046932311983cm)" svg:viewBox="0 0 640 488" svg:d="M0 8c560-80 640 480 640 480">
            <text:p/>
          </draw:path>
        </draw:g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2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9" draw:text-style-name="P13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0" draw:text-style-name="P11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1" draw:text-style-name="P15" draw:layer="layout" svg:width="0.688cm" svg:height="0.878cm" svg:x="17.44cm" svg:y="10.525cm">
            <draw:text-box>
              <text:p text:style-name="P14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2" draw:text-style-name="P16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3" draw:text-style-name="P16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4" draw:text-style-name="P16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5" draw:text-style-name="P17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6" draw:text-style-name="P16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7" draw:text-style-name="P16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8" draw:text-style-name="P16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9" draw:text-style-name="P16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1" draw:text-style-name="P7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10" draw:text-style-name="P6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1" draw:text-style-name="P7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1" draw:text-style-name="P7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10" draw:text-style-name="P6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1" draw:text-style-name="P7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0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1" draw:text-style-name="P7" draw:layer="layout" svg:width="0.2cm" svg:height="0.2cm" draw:transform="rotate (-0.99413954193597) translate (4.701cm 3.52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10" draw:text-style-name="P6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1" draw:text-style-name="P7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10" draw:text-style-name="P6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1" draw:text-style-name="P7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1" draw:text-style-name="P7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1" draw:text-style-name="P7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1" draw:text-style-name="P13" draw:layer="layout" svg:width="1.256cm" svg:height="0.887cm" svg:x="4.144cm" svg:y="2.075cm">
          <draw:text-box>
            <text:p text:style-name="P2"><text:span text:style-name="T7">BJT,</text:span><text:span text:style-name="T7"><text:line-break/></text:span><text:span text:style-name="T7">Circle</text:span></text:p>
          </draw:text-box>
        </draw:frame>
        <draw:g>
          <draw:line draw:style-name="gr30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1" draw:text-style-name="P7" draw:layer="layout" svg:width="0.2cm" svg:height="0.2cm" draw:transform="rotate (1.03044239037745) translate (4.606cm 7.34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2" draw:text-style-name="P18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32" draw:text-style-name="P18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30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1" draw:text-style-name="P7" draw:layer="layout" svg:width="0.2cm" svg:height="0.2cm" draw:transform="rotate (-0.99413954193597) translate (2.701cm 3.52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0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1" draw:text-style-name="P7" draw:layer="layout" svg:width="0.2cm" svg:height="0.2cm" draw:transform="rotate (1.03044239037745) translate (2.606cm 7.34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3" draw:text-style-name="P13" draw:layer="layout" svg:width="1.666cm" svg:height="0.887cm" svg:x="2cm" svg:y="2.075cm">
          <draw:text-box>
            <text:p text:style-name="P2"><text:span text:style-name="T7">BJT,</text:span><text:span text:style-name="T7"><text:line-break/></text:span><text:span text:style-name="T7">No Circle</text:span></text:p>
          </draw:text-box>
        </draw:frame>
        <draw:frame draw:style-name="gr34" draw:text-style-name="P18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35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1" draw:text-style-name="P7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6" draw:text-style-name="P18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37" draw:text-style-name="P18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1" draw:text-style-name="P7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8" draw:text-style-name="P18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35" draw:text-style-name="P1" draw:layer="layout" svg:x1="15cm" svg:y1="2cm" svg:x2="15cm" svg:y2="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4-30T19:52:00.471000000</dc:date>
    <meta:editing-duration>PT14H6M37S</meta:editing-duration>
    <meta:editing-cycles>46</meta:editing-cycles>
    <meta:generator>LibreOffice/6.4.4.2$Windows_X86_64 LibreOffice_project/3d775be2011f3886db32dfd395a6a6d1ca2630ff</meta:generator>
    <meta:document-statistic meta:object-count="297"/>
  </office:meta>
</office:document-meta>
</file>